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6" style:family="paragraph" style:parent-style-name="Table_20_Contents">
      <style:text-properties style:font-name="Arial" fo:font-size="14pt" officeooo:rsid="00264361" officeooo:paragraph-rsid="00264361" style:font-size-asian="14pt" style:font-size-complex="14pt"/>
    </style:style>
    <style:style style:name="P7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8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9" style:family="paragraph" style:parent-style-name="Table_20_Contents">
      <style:text-properties style:font-name="Arial" fo:font-size="14pt" fo:font-style="italic" officeooo:rsid="00264361" officeooo:paragraph-rsid="00264361" style:font-size-asian="14pt" style:font-style-asian="italic" style:font-size-complex="14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 style:list-style-name="L1">
      <style:text-properties officeooo:paragraph-rsid="00218f55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6" style:family="text">
      <style:text-properties officeooo:rsid="002643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 <text:span text:style-name="T1">1.02</text:span> – <text:span text:style-name="T1">Gerenciar Cadastro de Usuários – <text:tab/><text:tab/> <text:s text:c="15"/><text:tab/><text:tab/> <text:s text:c="3"/>Pesquis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">Como <text:span text:style-name="T2">Administrador</text:span></text:p>
            <text:p text:style-name="P14">Eu quero <text:span text:style-name="T2"><text:s/></text:span><text:span text:style-name="T3">pesquisar um </text:span><text:span text:style-name="T2">usuário </text:span><text:span text:style-name="T3">cadastrado no sistema</text:span></text:p>
            <text:p text:style-name="P14">De modo que <text:span text:style-name="T2">eu possa mantê-lo </text:span></text:p>
          </table:table-cell>
        </table:table-row>
      </table:table>
      <text:p text:style-name="P1"/>
      <text:p text:style-name="P1"/>
      <text:p text:style-name="P3">Detalhes de Implementação:</text:p>
      <text:p text:style-name="P4"/>
      <text:list xml:id="list477518286" text:style-name="L1">
        <text:list-item>
          <text:p text:style-name="P15"><text:span text:style-name="T4">Critérios de Pesquisa</text:span><text:span text:style-name="T5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0">Nome do Campo</text:p>
          </table:table-cell>
          <table:table-cell table:style-name="Tabela3.B1" office:value-type="string">
            <text:p text:style-name="P12">Campo BD</text:p>
          </table:table-cell>
        </table:table-row>
        <table:table-row>
          <table:table-cell table:style-name="Tabela3.A2" office:value-type="string">
            <text:p text:style-name="P8">Nome</text:p>
          </table:table-cell>
          <table:table-cell table:style-name="Tabela3.B2" office:value-type="string">
            <text:p text:style-name="P5"><text:span text:style-name="T6">USUARIO.</text:span>NOME</text:p>
          </table:table-cell>
        </table:table-row>
        <table:table-row>
          <table:table-cell table:style-name="Tabela3.A2" office:value-type="string">
            <text:p text:style-name="P7">CPF <text:s/></text:p>
          </table:table-cell>
          <table:table-cell table:style-name="Tabela3.B2" office:value-type="string">
            <text:p text:style-name="P5"><text:span text:style-name="T6">USUARIO.</text:span>CPF</text:p>
          </table:table-cell>
        </table:table-row>
        <table:table-row>
          <table:table-cell table:style-name="Tabela3.A2" office:value-type="string">
            <text:p text:style-name="P9">Endereço</text:p>
          </table:table-cell>
          <table:table-cell table:style-name="Tabela3.B2" office:value-type="string">
            <text:p text:style-name="P6">ENDERECO.ENDERECO</text:p>
          </table:table-cell>
        </table:table-row>
      </table:table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1:46:27.529000000</dc:date>
    <meta:editing-duration>PT20M55S</meta:editing-duration>
    <meta:editing-cycles>7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15" meta:word-count="42" meta:character-count="313" meta:non-whitespace-character-count="254"/>
  </office:meta>
</office:document-meta>
</file>